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35in"/>
    </style:style>
    <style:style style:name="co2" style:family="table-column">
      <style:table-column-properties fo:break-before="auto" style:column-width="1.4028in"/>
    </style:style>
    <style:style style:name="co3" style:family="table-column">
      <style:table-column-properties fo:break-before="auto" style:column-width="1.6319in"/>
    </style:style>
    <style:style style:name="co4" style:family="table-column">
      <style:table-column-properties fo:break-before="auto" style:column-width="1.5882in"/>
    </style:style>
    <style:style style:name="co5" style:family="table-column">
      <style:table-column-properties fo:break-before="auto" style:column-width="1.5445in"/>
    </style:style>
    <style:style style:name="co6" style:family="table-column">
      <style:table-column-properties fo:break-before="auto" style:column-width="1.5228in"/>
    </style:style>
    <style:style style:name="co7" style:family="table-column">
      <style:table-column-properties fo:break-before="auto" style:column-width="2.872in"/>
    </style:style>
    <style:style style:name="co8" style:family="table-column">
      <style:table-column-properties fo:break-before="auto" style:column-width="1.6646in"/>
    </style:style>
    <style:style style:name="co9" style:family="table-column">
      <style:table-column-properties fo:break-before="auto" style:column-width="1.6972in"/>
    </style:style>
    <style:style style:name="co10" style:family="table-column">
      <style:table-column-properties fo:break-before="auto" style:column-width="1.6209in"/>
    </style:style>
    <style:style style:name="ro1" style:family="table-row">
      <style:table-row-properties style:row-height="0.203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 style:data-style-name="N61">
      <style:table-cell-properties fo:padding="0.028in"/>
    </style:style>
    <style:style style:name="ce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2" table:number-columns-repeated="3" table:default-cell-style-name="ce2"/>
        <table:table-column table:style-name="co4" table:default-cell-style-name="ce2"/>
        <table:table-column table:style-name="co2" table:number-columns-repeated="8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2" table:number-columns-repeated="233" table:default-cell-style-name="ce2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>
            <text:p>Nome:</text:p>
          </table:table-cell>
          <table:table-cell table:style-name="ce1" office:value-type="string" calcext:value-type="string">
            <text:p>Cognome: </text:p>
          </table:table-cell>
          <table:table-cell table:style-name="ce1" office:value-type="string" calcext:value-type="string">
            <text:p>Matricola: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Indicare su che tipo di macchina (marca, processore, RAM, clock), con che sistema operativo e con che compilatore sono stai condotti i test 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nsertion sort (run1)</text:p>
          </table:table-cell>
          <table:table-cell office:value-type="string" calcext:value-type="string">
            <text:p>Insertion sort (run2)</text:p>
          </table:table-cell>
          <table:table-cell table:style-name="ce4" office:value-type="string" calcext:value-type="string">
            <text:p>Insertion sort (run3)</text:p>
          </table:table-cell>
          <table:table-cell table:style-name="ce1" office:value-type="string" calcext:value-type="string">
            <text:p>Insertion sort: media</text:p>
          </table:table-cell>
          <table:table-cell table:style-name="ce4" office:value-type="string" calcext:value-type="string">
            <text:p>Selection sort (run1)</text:p>
          </table:table-cell>
          <table:table-cell table:style-name="ce4" office:value-type="string" calcext:value-type="string">
            <text:p>Selection sort (run2)</text:p>
          </table:table-cell>
          <table:table-cell office:value-type="string" calcext:value-type="string">
            <text:p>Selection sort (run3)</text:p>
          </table:table-cell>
          <table:table-cell table:style-name="ce1" office:value-type="string" calcext:value-type="string">
            <text:p>Selection sort: media</text:p>
          </table:table-cell>
          <table:table-cell office:value-type="string" calcext:value-type="string">
            <text:p>Bubblesort (run1)</text:p>
          </table:table-cell>
          <table:table-cell table:style-name="ce4" office:value-type="string" calcext:value-type="string">
            <text:p>Bubblesort (run2)</text:p>
          </table:table-cell>
          <table:table-cell office:value-type="string" calcext:value-type="string">
            <text:p>Bubblesort (run3)</text:p>
          </table:table-cell>
          <table:table-cell table:style-name="ce1" office:value-type="string" calcext:value-type="string">
            <text:p>Bubblesort: media</text:p>
          </table:table-cell>
          <table:table-cell office:value-type="string" calcext:value-type="string">
            <text:p>Mergesort (run1)</text:p>
          </table:table-cell>
          <table:table-cell table:style-name="ce4" office:value-type="string" calcext:value-type="string">
            <text:p>Mergesort (run2)</text:p>
          </table:table-cell>
          <table:table-cell office:value-type="string" calcext:value-type="string">
            <text:p>Mergesort (run3)</text:p>
          </table:table-cell>
          <table:table-cell table:style-name="ce1" office:value-type="string" calcext:value-type="string">
            <text:p>Mergesort: media</text:p>
          </table:table-cell>
          <table:table-cell office:value-type="string" calcext:value-type="string">
            <text:p>QuickSortPivot1 (run1)</text:p>
          </table:table-cell>
          <table:table-cell office:value-type="string" calcext:value-type="string">
            <text:p>QuickSortPivot1 (run2)</text:p>
          </table:table-cell>
          <table:table-cell office:value-type="string" calcext:value-type="string">
            <text:p>QuickSortPivot1 (run3)</text:p>
          </table:table-cell>
          <table:table-cell table:style-name="ce1" office:value-type="string" calcext:value-type="string">
            <text:p>QuickSort Pivot sempre 1 elem: media</text:p>
          </table:table-cell>
          <table:table-cell office:value-type="string" calcext:value-type="string">
            <text:p>QuickSortRandom (run1)</text:p>
          </table:table-cell>
          <table:table-cell office:value-type="string" calcext:value-type="string">
            <text:p>QuickSortRandom (run2)</text:p>
          </table:table-cell>
          <table:table-cell office:value-type="string" calcext:value-type="string">
            <text:p>QuickSortRandom (run3)</text:p>
          </table:table-cell>
          <table:table-cell table:style-name="ce1" office:value-type="string" calcext:value-type="string">
            <text:p>QuickSort Randomizzato: media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Test1: in-10.tx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6:.D6])/3" office:value-type="float" office:value="1.33333333333333" calcext:value-type="float">
            <text:p>1.3333333333333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F6:.H6])/3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J6:.L6])/3" office:value-type="float" office:value="1" calcext:value-type="float">
            <text:p>1</text:p>
          </table:table-cell>
          <table:table-cell table:number-columns-repeated="3" office:value-type="float" office:value="18" calcext:value-type="float">
            <text:p>18</text:p>
          </table:table-cell>
          <table:table-cell table:formula="of:=SUM([.N6:.P6])/3"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R6:.T6])/3" office:value-type="float" office:value="2.33333333333333" calcext:value-type="float">
            <text:p>2.3333333333333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V6:.X6])/3" office:value-type="float" office:value="4.33333333333333" calcext:value-type="float">
            <text:p>4.33333333333333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Test2: in-10-ordinati.txt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7:.D7])/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F7:.H7])/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J7:.L7])/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formula="of:=SUM([.N7:.P7])/3" office:value-type="float" office:value="21.6666666666667" calcext:value-type="float">
            <text:p>21.666666666666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R7:.T7])/3" office:value-type="float" office:value="1.66666666666667" calcext:value-type="float">
            <text:p>1.6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V7:.X7])/3" office:value-type="float" office:value="3.66666666666667" calcext:value-type="float">
            <text:p>3.66666666666667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Test3: in-100.txt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formula="of:=SUM([.B8:.D8])/3" office:value-type="float" office:value="92.3333333333333" calcext:value-type="float">
            <text:p>92.333333333333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SUM([.F8:.H8])/3" office:value-type="float" office:value="77.3333333333333" calcext:value-type="float">
            <text:p>77.3333333333333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135" calcext:value-type="float">
            <text:p>135</text:p>
          </table:table-cell>
          <table:table-cell table:formula="of:=SUM([.J8:.L8])/3" office:value-type="float" office:value="155.666666666667" calcext:value-type="float">
            <text:p>155.666666666667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221" calcext:value-type="float">
            <text:p>221</text:p>
          </table:table-cell>
          <table:table-cell table:formula="of:=SUM([.N8:.P8])/3" office:value-type="float" office:value="233.666666666667" calcext:value-type="float">
            <text:p>233.666666666667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formula="of:=SUM([.R8:.T8])/3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SUM([.V8:.X8])/3" office:value-type="float" office:value="32.6666666666667" calcext:value-type="float">
            <text:p>32.6666666666667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Test4: in-100-ordinati.txt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B9:.D9])/3"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table:formula="of:=SUM([.F9:.H9])/3" office:value-type="float" office:value="71.3333333333333" calcext:value-type="float">
            <text:p>71.333333333333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J9:.L9])/3"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office:value-type="float" office:value="215" calcext:value-type="float">
            <text:p>215</text:p>
          </table:table-cell>
          <table:table-cell office:value-type="float" office:value="279" calcext:value-type="float">
            <text:p>279</text:p>
          </table:table-cell>
          <table:table-cell table:formula="of:=SUM([.N9:.P9])/3" office:value-type="float" office:value="249.333333333333" calcext:value-type="float">
            <text:p>249.333333333333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table:formula="of:=SUM([.R9:.T9])/3" office:value-type="float" office:value="78.3333333333333" calcext:value-type="float">
            <text:p>78.3333333333333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table:formula="of:=SUM([.V9:.X9])/3" office:value-type="float" office:value="81" calcext:value-type="float">
            <text:p>8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Test5: in-1000.txt</text:p>
          </table:table-cell>
          <table:table-cell office:value-type="float" office:value="25074" calcext:value-type="float">
            <text:p>25074</text:p>
          </table:table-cell>
          <table:table-cell office:value-type="float" office:value="29386" calcext:value-type="float">
            <text:p>29386</text:p>
          </table:table-cell>
          <table:table-cell office:value-type="float" office:value="22629" calcext:value-type="float">
            <text:p>22629</text:p>
          </table:table-cell>
          <table:table-cell table:formula="of:=SUM([.B10:.D10])/3" office:value-type="float" office:value="25696.3333333333" calcext:value-type="float">
            <text:p>25696.3333333333</text:p>
          </table:table-cell>
          <table:table-cell office:value-type="float" office:value="11377" calcext:value-type="float">
            <text:p>11377</text:p>
          </table:table-cell>
          <table:table-cell office:value-type="float" office:value="11753" calcext:value-type="float">
            <text:p>11753</text:p>
          </table:table-cell>
          <table:table-cell office:value-type="float" office:value="21282" calcext:value-type="float">
            <text:p>21282</text:p>
          </table:table-cell>
          <table:table-cell table:formula="of:=SUM([.F10:.H10])/3" office:value-type="float" office:value="14804" calcext:value-type="float">
            <text:p>14804</text:p>
          </table:table-cell>
          <table:table-cell office:value-type="float" office:value="39108" calcext:value-type="float">
            <text:p>39108</text:p>
          </table:table-cell>
          <table:table-cell office:value-type="float" office:value="45299" calcext:value-type="float">
            <text:p>45299</text:p>
          </table:table-cell>
          <table:table-cell office:value-type="float" office:value="39779" calcext:value-type="float">
            <text:p>39779</text:p>
          </table:table-cell>
          <table:table-cell table:formula="of:=SUM([.J10:.L10])/3" office:value-type="float" office:value="41395.3333333333" calcext:value-type="float">
            <text:p>41395.3333333333</text:p>
          </table:table-cell>
          <table:table-cell office:value-type="float" office:value="2424" calcext:value-type="float">
            <text:p>2424</text:p>
          </table:table-cell>
          <table:table-cell office:value-type="float" office:value="2940" calcext:value-type="float">
            <text:p>2940</text:p>
          </table:table-cell>
          <table:table-cell office:value-type="float" office:value="3162" calcext:value-type="float">
            <text:p>3162</text:p>
          </table:table-cell>
          <table:table-cell table:formula="of:=SUM([.N10:.P10])/3" office:value-type="float" office:value="2842" calcext:value-type="float">
            <text:p>2842</text:p>
          </table:table-cell>
          <table:table-cell office:value-type="float" office:value="417" calcext:value-type="float">
            <text:p>417</text:p>
          </table:table-cell>
          <table:table-cell office:value-type="float" office:value="505" calcext:value-type="float">
            <text:p>505</text:p>
          </table:table-cell>
          <table:table-cell office:value-type="float" office:value="587" calcext:value-type="float">
            <text:p>587</text:p>
          </table:table-cell>
          <table:table-cell table:formula="of:=SUM([.R10:.T10])/3" office:value-type="float" office:value="503" calcext:value-type="float">
            <text:p>503</text:p>
          </table:table-cell>
          <table:table-cell office:value-type="float" office:value="498" calcext:value-type="float">
            <text:p>498</text:p>
          </table:table-cell>
          <table:table-cell office:value-type="float" office:value="463" calcext:value-type="float">
            <text:p>463</text:p>
          </table:table-cell>
          <table:table-cell office:value-type="float" office:value="427" calcext:value-type="float">
            <text:p>427</text:p>
          </table:table-cell>
          <table:table-cell table:formula="of:=SUM([.V10:.X10])/3" office:value-type="float" office:value="462.666666666667" calcext:value-type="float">
            <text:p>462.666666666667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Test6: in-1000-ordinati.txt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SUM([.B11:.D11])/3" office:value-type="float" office:value="13.6666666666667" calcext:value-type="float">
            <text:p>13.6666666666667</text:p>
          </table:table-cell>
          <table:table-cell office:value-type="float" office:value="10584" calcext:value-type="float">
            <text:p>10584</text:p>
          </table:table-cell>
          <table:table-cell office:value-type="float" office:value="22659" calcext:value-type="float">
            <text:p>22659</text:p>
          </table:table-cell>
          <table:table-cell office:value-type="float" office:value="8377" calcext:value-type="float">
            <text:p>8377</text:p>
          </table:table-cell>
          <table:table-cell table:formula="of:=SUM([.F11:.H11])/3" office:value-type="float" office:value="13873.3333333333" calcext:value-type="float">
            <text:p>13873.333333333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formula="of:=SUM([.J11:.L11])/3" office:value-type="float" office:value="15" calcext:value-type="float">
            <text:p>15</text:p>
          </table:table-cell>
          <table:table-cell office:value-type="float" office:value="2325" calcext:value-type="float">
            <text:p>2325</text:p>
          </table:table-cell>
          <table:table-cell office:value-type="float" office:value="2448" calcext:value-type="float">
            <text:p>2448</text:p>
          </table:table-cell>
          <table:table-cell office:value-type="float" office:value="2443" calcext:value-type="float">
            <text:p>2443</text:p>
          </table:table-cell>
          <table:table-cell table:formula="of:=SUM([.N11:.P11])/3" office:value-type="float" office:value="2405.33333333333" calcext:value-type="float">
            <text:p>2405.33333333333</text:p>
          </table:table-cell>
          <table:table-cell office:value-type="float" office:value="12287" calcext:value-type="float">
            <text:p>12287</text:p>
          </table:table-cell>
          <table:table-cell office:value-type="float" office:value="12733" calcext:value-type="float">
            <text:p>12733</text:p>
          </table:table-cell>
          <table:table-cell office:value-type="float" office:value="22261" calcext:value-type="float">
            <text:p>22261</text:p>
          </table:table-cell>
          <table:table-cell table:formula="of:=SUM([.R11:.T11])/3" office:value-type="float" office:value="15760.3333333333" calcext:value-type="float">
            <text:p>15760.3333333333</text:p>
          </table:table-cell>
          <table:table-cell office:value-type="float" office:value="10333" calcext:value-type="float">
            <text:p>10333</text:p>
          </table:table-cell>
          <table:table-cell office:value-type="float" office:value="11062" calcext:value-type="float">
            <text:p>11062</text:p>
          </table:table-cell>
          <table:table-cell office:value-type="float" office:value="19207" calcext:value-type="float">
            <text:p>19207</text:p>
          </table:table-cell>
          <table:table-cell table:formula="of:=SUM([.V11:.X11])/3" office:value-type="float" office:value="13534" calcext:value-type="float">
            <text:p>13534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Test7: in-10000.txt</text:p>
          </table:table-cell>
          <table:table-cell table:style-name="ce3" office:value-type="float" office:value="2172680" calcext:value-type="float">
            <text:p>2.17E+06</text:p>
          </table:table-cell>
          <table:table-cell table:style-name="ce3" office:value-type="float" office:value="2173770" calcext:value-type="float">
            <text:p>2.17E+06</text:p>
          </table:table-cell>
          <table:table-cell table:style-name="ce3" office:value-type="float" office:value="2129790" calcext:value-type="float">
            <text:p>2.13E+06</text:p>
          </table:table-cell>
          <table:table-cell table:formula="of:=SUM([.B12:.D12])/3" office:value-type="float" office:value="2158746.66666667" calcext:value-type="float">
            <text:p>2158746.66666667</text:p>
          </table:table-cell>
          <table:table-cell table:style-name="ce3" office:value-type="float" office:value="1524640" calcext:value-type="float">
            <text:p>1.52E+06</text:p>
          </table:table-cell>
          <table:table-cell table:style-name="ce3" office:value-type="float" office:value="1514400" calcext:value-type="float">
            <text:p>1.51E+06</text:p>
          </table:table-cell>
          <table:table-cell table:style-name="ce3" office:value-type="float" office:value="1628080" calcext:value-type="float">
            <text:p>1.63E+06</text:p>
          </table:table-cell>
          <table:table-cell table:formula="of:=SUM([.F12:.H12])/3" office:value-type="float" office:value="1555706.66666667" calcext:value-type="float">
            <text:p>1555706.66666667</text:p>
          </table:table-cell>
          <table:table-cell table:style-name="ce3" office:value-type="float" office:value="3404730" calcext:value-type="float">
            <text:p>3.40E+06</text:p>
          </table:table-cell>
          <table:table-cell table:style-name="ce3" office:value-type="float" office:value="3321300" calcext:value-type="float">
            <text:p>3.32E+06</text:p>
          </table:table-cell>
          <table:table-cell table:style-name="ce3" office:value-type="float" office:value="3455500" calcext:value-type="float">
            <text:p>3.46E+06</text:p>
          </table:table-cell>
          <table:table-cell table:formula="of:=SUM([.J12:.L12])/3" office:value-type="float" office:value="3393843.33333333" calcext:value-type="float">
            <text:p>3393843.33333333</text:p>
          </table:table-cell>
          <table:table-cell office:value-type="float" office:value="71926" calcext:value-type="float">
            <text:p>71926</text:p>
          </table:table-cell>
          <table:table-cell office:value-type="float" office:value="77104" calcext:value-type="float">
            <text:p>77104</text:p>
          </table:table-cell>
          <table:table-cell office:value-type="float" office:value="83629" calcext:value-type="float">
            <text:p>83629</text:p>
          </table:table-cell>
          <table:table-cell table:formula="of:=SUM([.N12:.P12])/3" office:value-type="float" office:value="77553" calcext:value-type="float">
            <text:p>77553</text:p>
          </table:table-cell>
          <table:table-cell office:value-type="float" office:value="17921" calcext:value-type="float">
            <text:p>17921</text:p>
          </table:table-cell>
          <table:table-cell office:value-type="float" office:value="5744" calcext:value-type="float">
            <text:p>5744</text:p>
          </table:table-cell>
          <table:table-cell office:value-type="float" office:value="10103" calcext:value-type="float">
            <text:p>10103</text:p>
          </table:table-cell>
          <table:table-cell table:formula="of:=SUM([.R12:.T12])/3" office:value-type="float" office:value="11256" calcext:value-type="float">
            <text:p>11256</text:p>
          </table:table-cell>
          <table:table-cell office:value-type="float" office:value="5784" calcext:value-type="float">
            <text:p>5784</text:p>
          </table:table-cell>
          <table:table-cell office:value-type="float" office:value="6005" calcext:value-type="float">
            <text:p>6005</text:p>
          </table:table-cell>
          <table:table-cell office:value-type="float" office:value="10970" calcext:value-type="float">
            <text:p>10970</text:p>
          </table:table-cell>
          <table:table-cell table:formula="of:=SUM([.V12:.X12])/3" office:value-type="float" office:value="7586.33333333333" calcext:value-type="float">
            <text:p>7586.33333333333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Test8: in-10000-ordinati.txt</text:p>
          </table:table-cell>
          <table:table-cell office:value-type="float" office:value="131" calcext:value-type="float">
            <text:p>131</text:p>
          </table:table-cell>
          <table:table-cell office:value-type="float" office:value="171" calcext:value-type="float">
            <text:p>171</text:p>
          </table:table-cell>
          <table:table-cell table:style-name="Default" office:value-type="float" office:value="205" calcext:value-type="float">
            <text:p>205</text:p>
          </table:table-cell>
          <table:table-cell table:formula="of:=SUM([.B13:.D13])/3" office:value-type="float" office:value="169" calcext:value-type="float">
            <text:p>169</text:p>
          </table:table-cell>
          <table:table-cell table:style-name="ce3" office:value-type="float" office:value="1427370" calcext:value-type="float">
            <text:p>1.43E+06</text:p>
          </table:table-cell>
          <table:table-cell table:style-name="ce3" office:value-type="float" office:value="1470420" calcext:value-type="float">
            <text:p>1.47E+06</text:p>
          </table:table-cell>
          <table:table-cell table:style-name="ce3" office:value-type="float" office:value="1496740" calcext:value-type="float">
            <text:p>1.50E+06</text:p>
          </table:table-cell>
          <table:table-cell table:formula="of:=SUM([.F13:.H13])/3" office:value-type="float" office:value="1464843.33333333" calcext:value-type="float">
            <text:p>1464843.33333333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office:value-type="float" office:value="193" calcext:value-type="float">
            <text:p>193</text:p>
          </table:table-cell>
          <table:table-cell table:formula="of:=SUM([.J13:.L13])/3" office:value-type="float" office:value="142.666666666667" calcext:value-type="float">
            <text:p>142.666666666667</text:p>
          </table:table-cell>
          <table:table-cell office:value-type="float" office:value="84337" calcext:value-type="float">
            <text:p>84337</text:p>
          </table:table-cell>
          <table:table-cell office:value-type="float" office:value="74638" calcext:value-type="float">
            <text:p>74638</text:p>
          </table:table-cell>
          <table:table-cell office:value-type="float" office:value="71195" calcext:value-type="float">
            <text:p>71195</text:p>
          </table:table-cell>
          <table:table-cell table:formula="of:=SUM([.N13:.P13])/3" office:value-type="float" office:value="76723.3333333333" calcext:value-type="float">
            <text:p>76723.3333333333</text:p>
          </table:table-cell>
          <table:table-cell table:style-name="ce3" office:value-type="float" office:value="1548390" calcext:value-type="float">
            <text:p>1.55E+06</text:p>
          </table:table-cell>
          <table:table-cell table:style-name="ce3" office:value-type="float" office:value="1438680" calcext:value-type="float">
            <text:p>1.44E+06</text:p>
          </table:table-cell>
          <table:table-cell table:style-name="ce3" office:value-type="float" office:value="1496480" calcext:value-type="float">
            <text:p>1.50E+06</text:p>
          </table:table-cell>
          <table:table-cell table:formula="of:=SUM([.R13:.T13])/3" office:value-type="float" office:value="1494516.66666667" calcext:value-type="float">
            <text:p>1494516.66666667</text:p>
          </table:table-cell>
          <table:table-cell table:style-name="ce3" office:value-type="float" office:value="1476080" calcext:value-type="float">
            <text:p>1.48E+06</text:p>
          </table:table-cell>
          <table:table-cell table:style-name="ce3" office:value-type="float" office:value="1511530" calcext:value-type="float">
            <text:p>1.51E+06</text:p>
          </table:table-cell>
          <table:table-cell table:style-name="ce3" office:value-type="float" office:value="1461140" calcext:value-type="float">
            <text:p>1.46E+06</text:p>
          </table:table-cell>
          <table:table-cell table:formula="of:=SUM([.V13:.X13])/3" office:value-type="float" office:value="1482916.66666667" calcext:value-type="float">
            <text:p>1482916.66666667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Test9: in-40000.txt</text:p>
          </table:table-cell>
          <table:table-cell table:style-name="ce3" office:value-type="float" office:value="37270000" calcext:value-type="float">
            <text:p>3.73E+07</text:p>
          </table:table-cell>
          <table:table-cell table:style-name="ce3" office:value-type="float" office:value="38286800" calcext:value-type="float">
            <text:p>3.83E+07</text:p>
          </table:table-cell>
          <table:table-cell table:style-name="ce3" office:value-type="float" office:value="37416100" calcext:value-type="float">
            <text:p>3.74E+07</text:p>
          </table:table-cell>
          <table:table-cell table:formula="of:=SUM([.B14:.D14])/3" office:value-type="float" office:value="37657633.3333333" calcext:value-type="float">
            <text:p>37657633.3333333</text:p>
          </table:table-cell>
          <table:table-cell table:style-name="ce3" office:value-type="float" office:value="24136900" calcext:value-type="float">
            <text:p>2.41E+07</text:p>
          </table:table-cell>
          <table:table-cell table:style-name="ce3" office:value-type="float" office:value="24224700" calcext:value-type="float">
            <text:p>2.42E+07</text:p>
          </table:table-cell>
          <table:table-cell table:style-name="ce3" office:value-type="float" office:value="23812400" calcext:value-type="float">
            <text:p>2.38E+07</text:p>
          </table:table-cell>
          <table:table-cell table:formula="of:=SUM([.F14:.H14])/3" office:value-type="float" office:value="24058000" calcext:value-type="float">
            <text:p>24058000</text:p>
          </table:table-cell>
          <table:table-cell table:style-name="ce3" office:value-type="float" office:value="54876700" calcext:value-type="float">
            <text:p>5.49E+07</text:p>
          </table:table-cell>
          <table:table-cell table:style-name="ce3" office:value-type="float" office:value="54799400" calcext:value-type="float">
            <text:p>5.48E+07</text:p>
          </table:table-cell>
          <table:table-cell table:style-name="ce3" office:value-type="float" office:value="55055800" calcext:value-type="float">
            <text:p>5.51E+07</text:p>
          </table:table-cell>
          <table:table-cell table:formula="of:=SUM([.J14:.L14])/3" office:value-type="float" office:value="54910633.3333333" calcext:value-type="float">
            <text:p>54910633.3333333</text:p>
          </table:table-cell>
          <table:table-cell office:value-type="float" office:value="291129" calcext:value-type="float">
            <text:p>291129</text:p>
          </table:table-cell>
          <table:table-cell office:value-type="float" office:value="292179" calcext:value-type="float">
            <text:p>292179</text:p>
          </table:table-cell>
          <table:table-cell office:value-type="float" office:value="292267" calcext:value-type="float">
            <text:p>292267</text:p>
          </table:table-cell>
          <table:table-cell table:formula="of:=SUM([.N14:.P14])/3" office:value-type="float" office:value="291858.333333333" calcext:value-type="float">
            <text:p>291858.333333333</text:p>
          </table:table-cell>
          <table:table-cell office:value-type="float" office:value="84526" calcext:value-type="float">
            <text:p>84526</text:p>
          </table:table-cell>
          <table:table-cell office:value-type="float" office:value="66340" calcext:value-type="float">
            <text:p>66340</text:p>
          </table:table-cell>
          <table:table-cell office:value-type="float" office:value="71541" calcext:value-type="float">
            <text:p>71541</text:p>
          </table:table-cell>
          <table:table-cell table:formula="of:=SUM([.R14:.T14])/3" office:value-type="float" office:value="74135.6666666667" calcext:value-type="float">
            <text:p>74135.6666666667</text:p>
          </table:table-cell>
          <table:table-cell office:value-type="float" office:value="65884" calcext:value-type="float">
            <text:p>65884</text:p>
          </table:table-cell>
          <table:table-cell office:value-type="float" office:value="87452" calcext:value-type="float">
            <text:p>87452</text:p>
          </table:table-cell>
          <table:table-cell office:value-type="float" office:value="75166" calcext:value-type="float">
            <text:p>75166</text:p>
          </table:table-cell>
          <table:table-cell table:formula="of:=SUM([.V14:.X14])/3" office:value-type="float" office:value="76167.3333333333" calcext:value-type="float">
            <text:p>76167.3333333333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Test10: in-40000-ordinati.txt</text:p>
          </table:table-cell>
          <table:table-cell office:value-type="float" office:value="550" calcext:value-type="float">
            <text:p>550</text:p>
          </table:table-cell>
          <table:table-cell office:value-type="float" office:value="682" calcext:value-type="float">
            <text:p>682</text:p>
          </table:table-cell>
          <table:table-cell office:value-type="float" office:value="666" calcext:value-type="float">
            <text:p>666</text:p>
          </table:table-cell>
          <table:table-cell table:formula="of:=SUM([.B15:.D15])/3" office:value-type="float" office:value="632.666666666667" calcext:value-type="float">
            <text:p>632.666666666667</text:p>
          </table:table-cell>
          <table:table-cell table:style-name="ce3" office:value-type="float" office:value="24050200" calcext:value-type="float">
            <text:p>2.41E+07</text:p>
          </table:table-cell>
          <table:table-cell table:style-name="ce3" office:value-type="float" office:value="23377900" calcext:value-type="float">
            <text:p>2.34E+07</text:p>
          </table:table-cell>
          <table:table-cell table:style-name="ce3" office:value-type="float" office:value="23824000" calcext:value-type="float">
            <text:p>2.38E+07</text:p>
          </table:table-cell>
          <table:table-cell table:formula="of:=SUM([.F15:.H15])/3" office:value-type="float" office:value="23750700" calcext:value-type="float">
            <text:p>23750700</text:p>
          </table:table-cell>
          <table:table-cell office:value-type="float" office:value="547" calcext:value-type="float">
            <text:p>547</text:p>
          </table:table-cell>
          <table:table-cell office:value-type="float" office:value="488" calcext:value-type="float">
            <text:p>488</text:p>
          </table:table-cell>
          <table:table-cell office:value-type="float" office:value="569" calcext:value-type="float">
            <text:p>569</text:p>
          </table:table-cell>
          <table:table-cell table:formula="of:=SUM([.J15:.L15])/3" office:value-type="float" office:value="534.666666666667" calcext:value-type="float">
            <text:p>534.666666666667</text:p>
          </table:table-cell>
          <table:table-cell office:value-type="float" office:value="285929" calcext:value-type="float">
            <text:p>285929</text:p>
          </table:table-cell>
          <table:table-cell office:value-type="float" office:value="292070" calcext:value-type="float">
            <text:p>292070</text:p>
          </table:table-cell>
          <table:table-cell office:value-type="float" office:value="283967" calcext:value-type="float">
            <text:p>283967</text:p>
          </table:table-cell>
          <table:table-cell table:formula="of:=SUM([.N15:.P15])/3" office:value-type="float" office:value="287322" calcext:value-type="float">
            <text:p>287322</text:p>
          </table:table-cell>
          <table:table-cell table:style-name="ce3" office:value-type="float" office:value="23406800" calcext:value-type="float">
            <text:p>2.34E+07</text:p>
          </table:table-cell>
          <table:table-cell table:style-name="ce3" office:value-type="float" office:value="23951000" calcext:value-type="float">
            <text:p>2.40E+07</text:p>
          </table:table-cell>
          <table:table-cell table:style-name="ce3" office:value-type="float" office:value="23831300" calcext:value-type="float">
            <text:p>2.38E+07</text:p>
          </table:table-cell>
          <table:table-cell table:formula="of:=SUM([.R15:.T15])/3" office:value-type="float" office:value="23729700" calcext:value-type="float">
            <text:p>23729700</text:p>
          </table:table-cell>
          <table:table-cell table:style-name="ce3" office:value-type="float" office:value="23118900" calcext:value-type="float">
            <text:p>2.31E+07</text:p>
          </table:table-cell>
          <table:table-cell table:style-name="ce3" office:value-type="float" office:value="23422600" calcext:value-type="float">
            <text:p>2.34E+07</text:p>
          </table:table-cell>
          <table:table-cell table:style-name="ce3" office:value-type="float" office:value="23039100" calcext:value-type="float">
            <text:p>2.30E+07</text:p>
          </table:table-cell>
          <table:table-cell table:formula="of:=SUM([.V15:.X15])/3" office:value-type="float" office:value="23193533.3333333" calcext:value-type="float">
            <text:p>23193533.3333333</text:p>
          </table:table-cell>
          <table:table-cell table:number-columns-repeated="99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viana Mascardi</meta:initial-creator>
    <meta:creation-date>2016-02-09T21:25:36.048769500</meta:creation-date>
    <dc:date>2021-03-23T22:39:42.072885136</dc:date>
    <meta:editing-cycles>11</meta:editing-cycles>
    <meta:editing-duration>PT4H17M7S</meta:editing-duration>
    <meta:document-statistic meta:table-count="1" meta:cell-count="278" meta:object-count="0"/>
    <meta:generator>LibreOffice/6.4.6.2$Linux_X86_64 LibreOffice_project/40$Build-2</meta:generator>
  </office:meta>
</office:document-meta>
</file>